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41ce"/>
    </style:style>
    <style:style style:name="P2" style:family="paragraph" style:parent-style-name="Standard">
      <style:text-properties officeooo:rsid="000e41ce" officeooo:paragraph-rsid="000e41ce"/>
    </style:style>
    <style:style style:name="P3" style:family="paragraph" style:parent-style-name="Standard">
      <style:text-properties officeooo:paragraph-rsid="000e41ce"/>
    </style:style>
    <style:style style:name="P4" style:family="paragraph" style:parent-style-name="Standard">
      <style:text-properties officeooo:rsid="000f8232" officeooo:paragraph-rsid="000f8232"/>
    </style:style>
    <style:style style:name="P5" style:family="paragraph" style:parent-style-name="Standard">
      <style:text-properties officeooo:paragraph-rsid="000f8232"/>
    </style:style>
    <style:style style:name="T1" style:family="text">
      <style:text-properties officeooo:rsid="000e41ce"/>
    </style:style>
    <style:style style:name="T2" style:family="text">
      <style:text-properties officeooo:rsid="000f8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1] Opas: Monikulmiomallin väritys</text:p>
      <text:p text:style-name="P1"><text:a xlink:type="simple" xlink:href="https://bitbucket.org/yorak/n3dpk/wiki/Monikulmiomallin%20väritys" text:style-name="Internet_20_link" text:visited-style-name="Visited_20_Internet_20_Link"/></text:p>
      <text:p text:style-name="P1"><text:a xlink:type="simple" xlink:href="https://bitbucket.org/yorak/n3dpk/wiki/Monikulmiomallin%20väritys" text:style-name="Internet_20_link" text:visited-style-name="Visited_20_Internet_20_Link"><text:span text:style-name="T1">https://bitbucket.org/yorak/n3dpk/wiki/Monikulmiomallin%20v%C3%A4ritys</text:span></text:a></text:p>
      <text:p text:style-name="P1"/>
      <text:p text:style-name="P5"><text:span text:style-name="T2">[2] </text:span><text:bookmark text:name="eow-title"/>Blender game on Android (Nexus 5) </text:p>
      <text:p text:style-name="P5"/>
      <text:p text:style-name="P5">miten pelit saa sitten kauppaan... No, Androidilla pitäisi ainakin onnistua <text:span text:style-name="T2">[haettu 30.9.2015]</text:span>:</text:p>
      <text:p text:style-name="Standard"><text:a xlink:type="simple" xlink:href="https://www.youtube.com/watch?v=OnMRSYCB2Us" office:target-frame-name="_blank" xlink:show="new" text:style-name="Internet_20_link" text:visited-style-name="Visited_20_Internet_20_Link">https://www.youtube.com/watch?</text:a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8:22.669753157</meta:creation-date>
    <meta:generator>LibreOffice/5.0.1.2$Linux_X86_64 LibreOffice_project/00m0$Build-2</meta:generator>
    <dc:date>2015-09-30T11:57:56.973984376</dc:date>
    <meta:editing-duration>PT11M8S</meta:editing-duration>
    <meta:editing-cycles>2</meta:editing-cycles>
    <meta:document-statistic meta:table-count="0" meta:image-count="0" meta:object-count="0" meta:page-count="1" meta:paragraph-count="5" meta:word-count="25" meta:character-count="267" meta:non-whitespace-character-count="246"/>
  </office:meta>
</office:document-meta>
</file>